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0.330415754923" calcext:value-type="float">
            <text:p>0.3304157549</text:p>
          </table:table-cell>
          <table:table-cell office:value-type="float" office:value="0.520518358531" calcext:value-type="float">
            <text:p>0.5205183585</text:p>
          </table:table-cell>
          <table:table-cell office:value-type="float" office:value="0.381663113006" calcext:value-type="float">
            <text:p>0.3816631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0.320430107527" calcext:value-type="float">
            <text:p>0.3204301075</text:p>
          </table:table-cell>
          <table:table-cell office:value-type="float" office:value="0.540425531915" calcext:value-type="float">
            <text:p>0.5404255319</text:p>
          </table:table-cell>
          <table:table-cell office:value-type="float" office:value="0.416846652268" calcext:value-type="float">
            <text:p>0.41684665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70" calcext:value-type="float">
            <text:p>470</text:p>
          </table:table-cell>
          <table:table-cell office:value-type="float" office:value="456" calcext:value-type="float">
            <text:p>456</text:p>
          </table:table-cell>
          <table:table-cell office:value-type="float" office:value="0.341991341991" calcext:value-type="float">
            <text:p>0.341991342</text:p>
          </table:table-cell>
          <table:table-cell office:value-type="float" office:value="0.523404255319" calcext:value-type="float">
            <text:p>0.5234042553</text:p>
          </table:table-cell>
          <table:table-cell office:value-type="float" office:value="0.460526315789" calcext:value-type="float">
            <text:p>0.46052631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53" calcext:value-type="float">
            <text:p>453</text:p>
          </table:table-cell>
          <table:table-cell office:value-type="float" office:value="465" calcext:value-type="float">
            <text:p>465</text:p>
          </table:table-cell>
          <table:table-cell office:value-type="float" office:value="0.317494600432" calcext:value-type="float">
            <text:p>0.3174946004</text:p>
          </table:table-cell>
          <table:table-cell office:value-type="float" office:value="0.549668874172" calcext:value-type="float">
            <text:p>0.5496688742</text:p>
          </table:table-cell>
          <table:table-cell office:value-type="float" office:value="0.466666666667" calcext:value-type="float">
            <text:p>0.46666666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71" calcext:value-type="float">
            <text:p>471</text:p>
          </table:table-cell>
          <table:table-cell office:value-type="float" office:value="432" calcext:value-type="float">
            <text:p>432</text:p>
          </table:table-cell>
          <table:table-cell office:value-type="float" office:value="0.321507760532" calcext:value-type="float">
            <text:p>0.3215077605</text:p>
          </table:table-cell>
          <table:table-cell office:value-type="float" office:value="0.503184713376" calcext:value-type="float">
            <text:p>0.5031847134</text:p>
          </table:table-cell>
          <table:table-cell office:value-type="float" office:value="0.458333333333" calcext:value-type="float">
            <text:p>0.458333333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0.321888412017" calcext:value-type="float">
            <text:p>0.321888412</text:p>
          </table:table-cell>
          <table:table-cell office:value-type="float" office:value="0.498929336188" calcext:value-type="float">
            <text:p>0.4989293362</text:p>
          </table:table-cell>
          <table:table-cell office:value-type="float" office:value="0.415254237288" calcext:value-type="float">
            <text:p>0.41525423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469298245614" calcext:value-type="float">
            <text:p>0.469298245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0.327586206897" calcext:value-type="float">
            <text:p>0.3275862069</text:p>
          </table:table-cell>
          <table:table-cell office:value-type="float" office:value="0.493617021277" calcext:value-type="float">
            <text:p>0.4936170213</text:p>
          </table:table-cell>
          <table:table-cell office:value-type="float" office:value="0.410256410256" calcext:value-type="float">
            <text:p>0.41025641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0.337606837607" calcext:value-type="float">
            <text:p>0.3376068376</text:p>
          </table:table-cell>
          <table:table-cell office:value-type="float" office:value="0.56170212766" calcext:value-type="float">
            <text:p>0.5617021277</text:p>
          </table:table-cell>
          <table:table-cell office:value-type="float" office:value="0.400428265525" calcext:value-type="float">
            <text:p>0.400428265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0.32181425486" calcext:value-type="float">
            <text:p>0.3218142549</text:p>
          </table:table-cell>
          <table:table-cell office:value-type="float" office:value="0.491452991453" calcext:value-type="float">
            <text:p>0.4914529915</text:p>
          </table:table-cell>
          <table:table-cell office:value-type="float" office:value="0.434042553191" calcext:value-type="float">
            <text:p>0.43404255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54" calcext:value-type="float">
            <text:p>454</text:p>
          </table:table-cell>
          <table:table-cell office:value-type="float" office:value="447" calcext:value-type="float">
            <text:p>447</text:p>
          </table:table-cell>
          <table:table-cell office:value-type="float" office:value="0.336188436831" calcext:value-type="float">
            <text:p>0.3361884368</text:p>
          </table:table-cell>
          <table:table-cell office:value-type="float" office:value="0.511013215859" calcext:value-type="float">
            <text:p>0.5110132159</text:p>
          </table:table-cell>
          <table:table-cell office:value-type="float" office:value="0.4451901566" calcext:value-type="float">
            <text:p>0.44519015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office:value-type="float" office:value="0.363440860215" calcext:value-type="float">
            <text:p>0.3634408602</text:p>
          </table:table-cell>
          <table:table-cell office:value-type="float" office:value="0.485106382979" calcext:value-type="float">
            <text:p>0.485106383</text:p>
          </table:table-cell>
          <table:table-cell office:value-type="float" office:value="0.429193899782" calcext:value-type="float">
            <text:p>0.429193899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65" calcext:value-type="float">
            <text:p>465</text:p>
          </table:table-cell>
          <table:table-cell office:value-type="float" office:value="446" calcext:value-type="float">
            <text:p>446</text:p>
          </table:table-cell>
          <table:table-cell office:value-type="float" office:value="0.343820224719" calcext:value-type="float">
            <text:p>0.3438202247</text:p>
          </table:table-cell>
          <table:table-cell office:value-type="float" office:value="0.531182795699" calcext:value-type="float">
            <text:p>0.5311827957</text:p>
          </table:table-cell>
          <table:table-cell office:value-type="float" office:value="0.417040358744" calcext:value-type="float">
            <text:p>0.417040358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0.365426695842" calcext:value-type="float">
            <text:p>0.3654266958</text:p>
          </table:table-cell>
          <table:table-cell office:value-type="float" office:value="0.498929336188" calcext:value-type="float">
            <text:p>0.4989293362</text:p>
          </table:table-cell>
          <table:table-cell office:value-type="float" office:value="0.472340425532" calcext:value-type="float">
            <text:p>0.47234042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0.336188436831" calcext:value-type="float">
            <text:p>0.3361884368</text:p>
          </table:table-cell>
          <table:table-cell office:value-type="float" office:value="0.523595505618" calcext:value-type="float">
            <text:p>0.5235955056</text:p>
          </table:table-cell>
          <table:table-cell office:value-type="float" office:value="0.412765957447" calcext:value-type="float">
            <text:p>0.41276595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0.331896551724" calcext:value-type="float">
            <text:p>0.3318965517</text:p>
          </table:table-cell>
          <table:table-cell office:value-type="float" office:value="0.481012658228" calcext:value-type="float">
            <text:p>0.4810126582</text:p>
          </table:table-cell>
          <table:table-cell office:value-type="float" office:value="0.431623931624" calcext:value-type="float">
            <text:p>0.43162393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74" calcext:value-type="float">
            <text:p>474</text:p>
          </table:table-cell>
          <table:table-cell office:value-type="float" office:value="0.351694915254" calcext:value-type="float">
            <text:p>0.3516949153</text:p>
          </table:table-cell>
          <table:table-cell office:value-type="float" office:value="0.494646680942" calcext:value-type="float">
            <text:p>0.4946466809</text:p>
          </table:table-cell>
          <table:table-cell office:value-type="float" office:value="0.430379746835" calcext:value-type="float">
            <text:p>0.430379746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0.33909287257" calcext:value-type="float">
            <text:p>0.3390928726</text:p>
          </table:table-cell>
          <table:table-cell office:value-type="float" office:value="0.504237288136" calcext:value-type="float">
            <text:p>0.5042372881</text:p>
          </table:table-cell>
          <table:table-cell office:value-type="float" office:value="0.447368421053" calcext:value-type="float">
            <text:p>0.44736842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0.326086956522" calcext:value-type="float">
            <text:p>0.3260869565</text:p>
          </table:table-cell>
          <table:table-cell office:value-type="float" office:value="0.514767932489" calcext:value-type="float">
            <text:p>0.5147679325</text:p>
          </table:table-cell>
          <table:table-cell office:value-type="float" office:value="0.429175475687" calcext:value-type="float">
            <text:p>0.42917547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0.347417840376" calcext:value-type="float">
            <text:p>0.3474178404</text:p>
          </table:table-cell>
          <table:table-cell office:value-type="float" office:value="0.525274725275" calcext:value-type="float">
            <text:p>0.5252747253</text:p>
          </table:table-cell>
          <table:table-cell office:value-type="float" office:value="0.459915611814" calcext:value-type="float">
            <text:p>0.45991561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71" calcext:value-type="float">
            <text:p>471</text:p>
          </table:table-cell>
          <table:table-cell office:value-type="float" office:value="449" calcext:value-type="float">
            <text:p>449</text:p>
          </table:table-cell>
          <table:table-cell office:value-type="float" office:value="0.371298405467" calcext:value-type="float">
            <text:p>0.3712984055</text:p>
          </table:table-cell>
          <table:table-cell office:value-type="float" office:value="0.507430997877" calcext:value-type="float">
            <text:p>0.5074309979</text:p>
          </table:table-cell>
          <table:table-cell office:value-type="float" office:value="0.514476614699" calcext:value-type="float">
            <text:p>0.51447661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444" calcext:value-type="float">
            <text:p>444</text:p>
          </table:table-cell>
          <table:table-cell office:value-type="float" office:value="0.331914893617" calcext:value-type="float">
            <text:p>0.3319148936</text:p>
          </table:table-cell>
          <table:table-cell office:value-type="float" office:value="0.517094017094" calcext:value-type="float">
            <text:p>0.5170940171</text:p>
          </table:table-cell>
          <table:table-cell office:value-type="float" office:value="0.45045045045" calcext:value-type="float">
            <text:p>0.450450450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0.317796610169" calcext:value-type="float">
            <text:p>0.3177966102</text:p>
          </table:table-cell>
          <table:table-cell office:value-type="float" office:value="0.505330490405" calcext:value-type="float">
            <text:p>0.5053304904</text:p>
          </table:table-cell>
          <table:table-cell office:value-type="float" office:value="0.467230443975" calcext:value-type="float">
            <text:p>0.46723044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0.316348195329" calcext:value-type="float">
            <text:p>0.3163481953</text:p>
          </table:table-cell>
          <table:table-cell office:value-type="float" office:value="0.549234135667" calcext:value-type="float">
            <text:p>0.5492341357</text:p>
          </table:table-cell>
          <table:table-cell office:value-type="float" office:value="0.402985074627" calcext:value-type="float">
            <text:p>0.40298507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0.352678571429" calcext:value-type="float">
            <text:p>0.3526785714</text:p>
          </table:table-cell>
          <table:table-cell office:value-type="float" office:value="0.53091684435" calcext:value-type="float">
            <text:p>0.5309168444</text:p>
          </table:table-cell>
          <table:table-cell office:value-type="float" office:value="0.441364605544" calcext:value-type="float">
            <text:p>0.4413646055</text:p>
          </table:table-cell>
        </table:table-row>
        <table:table-row table:style-name="ro1">
          <table:table-cell table:formula="of:=AVERAGE([.A2:.A26])" office:value-type="float" office:value="460.4" calcext:value-type="float">
            <text:p>460.4</text:p>
          </table:table-cell>
          <table:table-cell table:formula="of:=AVERAGE([.B2:.B26])" office:value-type="float" office:value="465.4" calcext:value-type="float">
            <text:p>465.4</text:p>
          </table:table-cell>
          <table:table-cell table:formula="of:=AVERAGE([.C2:.C26])" office:value-type="float" office:value="462.68" calcext:value-type="float">
            <text:p>462.68</text:p>
          </table:table-cell>
          <table:table-cell table:formula="of:=AVERAGE([.D2:.D26])" office:value-type="float" office:value="0.33621436308056" calcext:value-type="float">
            <text:p>0.3362143631</text:p>
          </table:table-cell>
          <table:table-cell table:formula="of:=AVERAGE([.E2:.E26])" office:value-type="float" office:value="0.51327897849244" calcext:value-type="float">
            <text:p>0.5132789785</text:p>
          </table:table-cell>
          <table:table-cell table:formula="of:=AVERAGE([.F2:.F26])" office:value-type="float" office:value="0.43482074886944" calcext:value-type="float">
            <text:p>0.4348207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12:22.046936901</dc:date>
    <meta:document-statistic meta:table-count="1" meta:cell-count="162" meta:object-count="0"/>
    <meta:generator>LibreOffice/4.2.7.2$Linux_X86_64 LibreOffice_project/420m0$Build-2</meta:generator>
  </office:meta>
</office:document-meta>
</file>